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Definition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DefinitionImpl.setCastor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DisplayNam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CastorInitSecurityRoleRefs( SecurityRoleRefSet castorInitSecurityRol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ServletMapping( ServletMapping servlet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CastorDisplayNames( DisplayNameSet castor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isUn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DefinitionImpl.setJspFile( String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InitParame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RequestDispatcher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DefinitionImpl.getWebApplica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DisplayNames( DisplayNameSet 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DefinitionImpl.getInitSecurityRoleRe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Js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Descriptions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Casto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DefinitionImpl.getServl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CastorIn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WebApplicationDefinition( WebApplicationDefinition web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ServletName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ServletClass( String servl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setAvailable( long avail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Definition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Impl.getCastorDispla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Impl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DefinitionImpl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getCastorInitSecurityRole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